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Paragraphedeliste" style:family="paragraph"/>
    <style:style style:name="P3" style:parent-style-name="Paragraphedeliste" style:family="paragraph"/>
    <style:style style:name="P4" style:parent-style-name="Paragraphedeliste" style:family="paragraph"/>
    <style:style style:name="P5" style:parent-style-name="Paragraphedeliste" style:family="paragraph"/>
    <style:style style:name="P6" style:parent-style-name="Paragraphedeliste" style:family="paragraph"/>
  </office:automatic-styles>
  <office:body>
    <office:text text:use-soft-page-breaks="true">
      <text:h text:style-name="P1" text:outline-level="1">Limites du projet</text:h>
      <text:list text:style-name="LFO1" text:continue-numbering="true">
        <text:list-item>
          <text:p text:style-name="P2">Le projet ne doit pas prendre en compte une solution de gestion des stocks</text:p>
        </text:list-item>
        <text:list-item>
          <text:p text:style-name="P3">Le projet ne doit pas gérer le paiement des devis</text:p>
        </text:list-item>
      </text:list>
      <text:h text:style-name="Titre1" text:outline-level="1">Tolérances du projet</text:h>
      <text:list text:style-name="LFO1" text:continue-numbering="true">
        <text:list-item>
          <text:p text:style-name="P4">La solution doit pouvoir envoyer la commande aux fournisseurs sous 8h maximum</text:p>
        </text:list-item>
        <text:list-item>
          <text:p text:style-name="P5">L’augmentation du budget ne doit pas dépasser 25% du budget initial</text:p>
        </text:list-item>
        <text:list-item>
          <text:p text:style-name="P6">Le seuil de rentabilité ne doit pas dépasser les 5 ans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xime Paletou</meta:initial-creator>
    <dc:creator>Maxime Paletou</dc:creator>
    <meta:creation-date>2020-04-26T08:31:00Z</meta:creation-date>
    <dc:date>2020-04-26T08:40:00Z</dc:date>
    <meta:template xlink:href="Normal.dotm" xlink:type="simple"/>
    <meta:editing-cycles>1</meta:editing-cycles>
    <meta:editing-duration>PT540S</meta:editing-duration>
    <meta:document-statistic meta:page-count="1" meta:paragraph-count="1" meta:word-count="56" meta:character-count="366" meta:row-count="2" meta:non-whitespace-character-count="311"/>
  </office:meta>
</office:document-meta>
</file>